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0pt" style:font-size-asian="10pt" style:font-size-complex="10pt"/>
    </style:style>
    <style:style style:name="P2" style:family="paragraph" style:parent-style-name="Standard" style:list-style-name="L1">
      <style:text-properties style:font-name="Arial" fo:font-size="10pt" style:font-size-asian="10pt" style:font-size-complex="10pt"/>
    </style:style>
    <style:style style:name="P3" style:family="paragraph" style:parent-style-name="Standard">
      <style:paragraph-properties fo:line-height="150%" fo:text-align="justify" style:justify-single-word="false"/>
      <style:text-properties style:font-name="Arial" fo:font-size="10pt" style:font-size-asian="10pt" style:font-size-complex="10pt"/>
    </style:style>
    <style:style style:name="P4" style:family="paragraph" style:parent-style-name="Standard" style:list-style-name="L2">
      <style:paragraph-properties fo:line-height="150%" fo:text-align="justify" style:justify-single-word="false"/>
      <style:text-properties style:font-name="Arial" fo:font-size="10pt" style:font-size-asian="10pt" style:font-size-complex="10pt"/>
    </style:style>
    <style:style style:name="P5" style:family="paragraph" style:parent-style-name="Standard" style:list-style-name="L3">
      <style:paragraph-properties fo:line-height="150%" fo:text-align="justify" style:justify-single-word="false"/>
      <style:text-properties style:font-name="Arial" fo:font-size="10pt" style:font-size-asian="10pt" style:font-size-complex="10pt"/>
    </style:style>
    <style:style style:name="P6" style:family="paragraph" style:parent-style-name="Standard" style:list-style-name="L4">
      <style:paragraph-properties fo:line-height="150%" fo:text-align="justify" style:justify-single-word="false"/>
      <style:text-properties style:font-name="Arial" fo:font-size="10pt" style:font-size-asian="10pt" style:font-size-complex="10pt"/>
    </style:style>
    <style:style style:name="P7" style:family="paragraph" style:parent-style-name="Standard" style:list-style-name="L5">
      <style:paragraph-properties fo:line-height="150%" fo:text-align="justify" style:justify-single-word="false"/>
      <style:text-properties style:font-name="Arial" fo:font-size="10pt" style:font-size-asian="10pt" style:font-size-complex="10pt"/>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11847956870254785" text:style-name="L1">
        <text:list-item>
          <text:list>
            <text:list-item>
              <text:p text:style-name="P2">Postawiony problem</text:p>
            </text:list-item>
          </text:list>
        </text:list-item>
      </text:list>
      <text:p text:style-name="P1"/>
      <text:p text:style-name="P3"><text:tab/>Tematem tej pracy implementacja framework'u działającego w środowisku hybrydowym CPU + GPU służącego do zrównoleglania algorytmów typu dziel i zwyciężaj. Głownym celem implementacji jest zbadanie wydajności takiego podejścia. To rozwiązanie jako implementacja uniwersalnego wzorca projektowego powinna również dać się zastosować do dowolnego problemu wspomnianej kategorii oraz powinno być skalowalne w zależności od dostpęnego sprzętu na maszynie, czyli ilości kart graficznych, procesorów i ich fizycznych wątków.</text:p>
      <text:p text:style-name="P3"/>
      <text:p text:style-name="P3"><text:tab/>Kwestie, które nasza implementacja musi rozwiazać to przede wszystkim dostęp do pamięci z poziomu kilku różnych urządzeń oraz utylizacja mocy obliczeniowej dostępnego sprzętu.</text:p>
      <text:p text:style-name="P3"/>
      <text:p text:style-name="P3"><text:tab/>Należy pamiętać, że wąskim gardłem większości aplikacji wielowątkowych lub wieloprocesowych są sekcje krytyczne kodu lub dostęp do wpółdzielonych danych. Jeżeli kilka wątków na raz chce zmodyfikować daną pamięć, wówczas dostęp do niej musi być zsynchronizowany, co przy dodatkowym koszcie obsługi samej synchronizacji może, może zniwelować wszelkie korzyści z egzekucji wielowątkowej. Dodatkowo w postawionym powyżej problemie używamy kilku odosobnionych urządzeń, z których każde posiada odrębną pamieć operacyjną co powduje dodatkową potrzebe synchronizacji danych pomiedzy kilkoma pamięciami, co jest bardzo kosztowne. </text:p>
      <text:p text:style-name="P3"><text:tab/></text:p>
      <text:p text:style-name="P3"><text:tab/></text:p>
      <text:p text:style-name="P3"><text:tab/>MORE TODO!!!!!!!!!!!!!!!!!!!!!</text:p>
      <text:p text:style-name="P3"/>
      <text:p text:style-name="P3"/>
      <text:list xml:id="list5473364839838961089" text:style-name="L2">
        <text:list-item>
          <text:list>
            <text:list-item>
              <text:p text:style-name="P4">Metoda dziel I zwyciężaj</text:p>
            </text:list-item>
          </text:list>
        </text:list-item>
      </text:list>
      <text:p text:style-name="P3"/>
      <text:p text:style-name="P3"><text:tab/>Do pełnego zrozumienia dalej opisanych kwestii, takich jak architektura opisywanego framework'u potrzebne jest krótkie przypomnienie oraz charakterystyka metody dziel I zwycieżaj. Jest to metoda rekurencyjna służąca rozwiązywaniu problemów polegająca na wyknaniu trzech kroków na każdym etapie rekursji:</text:p>
      <text:p text:style-name="P3"/>
      <text:list xml:id="list4294139172377032033" text:style-name="L3">
        <text:list-item>
          <text:p text:style-name="P5">Dziel – dzielimy problem na pewną liczbe podproblemów, którą są mniejszymi wersjami problemu początkowego</text:p>
        </text:list-item>
        <text:list-item>
          <text:p text:style-name="P5">Zwyciężaj – rozwiązujemy podproblemy rekurencyjnie, jeżeli jednak podproblemy są wystarczająco małe (znamy ich rozwiązanie), rozwiązujemy je bezpośrednio zatrzymując rekurencje</text:p>
        </text:list-item>
        <text:list-item>
          <text:p text:style-name="P5">Połącz – łączymy rozwiązania podproblemów w rozwiązanie problemu początkowego</text:p>
        </text:list-item>
      </text:list>
      <text:p text:style-name="P3"/>
      <text:p text:style-name="P3"><text:tab/>W przypadku gdy problem jest jeszcze na tyle duży że nie potrafimy go rozwiązać I wymaga dzielenia rekurencyjnego wówczas mówimy o przypadku rekurencyjnym. Kiedy problem jest na tyle mały, że może być rozwiązany bezpośrednio to mówimy o przypadku bazowym albo o dojściu “do dna” rekursji.</text:p>
      <text:p text:style-name="P3"/>
      <text:p text:style-name="P3"><text:tab/>MORE TODO!!!!!!!!!!!!!!!!!!!!!</text:p>
      <text:p text:style-name="P3"/>
      <text:list xml:id="list7323681523101190989" text:style-name="L4">
        <text:list-item>
          <text:list>
            <text:list-item>
              <text:p text:style-name="P6"><text:soft-page-break/>Architektura GPU</text:p>
            </text:list-item>
          </text:list>
        </text:list-item>
      </text:list>
      <text:p text:style-name="P3"/>
      <text:p text:style-name="P3"><text:tab/>TODO!!!!!!!!!!!!!!!!!!!!!!</text:p>
      <text:list xml:id="list4090479110308339079" text:style-name="L5">
        <text:list-item>
          <text:list>
            <text:list-item>
              <text:p text:style-name="P7">Istniejące rozwiązania</text:p>
            </text:list-item>
          </text:list>
        </text:list-item>
      </text:list>
      <text:p text:style-name="P3"/>
      <text:p text:style-name="P3"><text:tab/>TODO!!!!!!!!!!!!!!!!!!!!!!</text:p>
      <text:p text:style-name="P3"/>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09T15:16:33.18</meta:creation-date>
    <meta:generator>OpenOffice/4.1.7$Win32 OpenOffice.org_project/417m1$Build-9800</meta:generator>
    <meta:document-statistic meta:table-count="0" meta:image-count="0" meta:object-count="0" meta:page-count="2" meta:paragraph-count="19" meta:word-count="314" meta:character-count="2480"/>
    <dc:date>2019-11-09T18:26:25.17</dc:date>
    <meta:editing-duration>PT3H9M53S</meta:editing-duration>
    <meta:editing-cycles>1</meta:editing-cycles>
  </office:meta>
</office:document-meta>
</file>